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775cm" fo:margin-left="-0.774cm" table:align="left"/>
    </style:style>
    <style:style style:name="Tableau1.A" style:family="table-column">
      <style:table-column-properties style:column-width="2.796cm"/>
    </style:style>
    <style:style style:name="Tableau1.B" style:family="table-column">
      <style:table-column-properties style:column-width="2.118cm"/>
    </style:style>
    <style:style style:name="Tableau1.D" style:family="table-column">
      <style:table-column-properties style:column-width="3.768cm"/>
    </style:style>
    <style:style style:name="Tableau1.E" style:family="table-column">
      <style:table-column-properties style:column-width="1.794cm"/>
    </style:style>
    <style:style style:name="Tableau1.F" style:family="table-column">
      <style:table-column-properties style:column-width="2.417cm"/>
    </style:style>
    <style:style style:name="Tableau1.G" style:family="table-column">
      <style:table-column-properties style:column-width="2.764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G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f367d" officeooo:paragraph-rsid="001f367d"/>
    </style:style>
    <style:style style:name="P2" style:family="paragraph" style:parent-style-name="Table_20_Contents">
      <style:text-properties officeooo:paragraph-rsid="001f367d"/>
    </style:style>
    <style:style style:name="P3" style:family="paragraph" style:parent-style-name="Heading_20_1">
      <style:paragraph-properties fo:margin-left="0cm" fo:margin-right="0cm" style:line-height-at-least="0.847cm" fo:text-indent="0cm" style:auto-text-indent="false" fo:padding="0cm" fo:border="non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Heading_20_2">
      <style:text-properties officeooo:rsid="0021c785" officeooo:paragraph-rsid="0021c785"/>
    </style:style>
    <style:style style:name="P5" style:family="paragraph" style:parent-style-name="Table_20_Contents">
      <style:text-properties officeooo:rsid="0021c785" officeooo:paragraph-rsid="0021c785"/>
    </style:style>
    <style:style style:name="P6" style:family="paragraph" style:parent-style-name="Table_20_Contents">
      <style:text-properties fo:color="#000000" loext:opacity="100%" fo:font-size="12pt" style:text-underline-style="none" officeooo:rsid="0021c785" officeooo:paragraph-rsid="0021c785" style:font-size-asian="12pt" style:font-size-complex="12pt"/>
    </style:style>
    <style:style style:name="P7" style:family="paragraph" style:parent-style-name="Heading_20_1">
      <style:paragraph-properties fo:margin-left="0cm" fo:margin-right="0cm" style:line-height-at-least="0.847cm" fo:text-indent="0cm" style:auto-text-indent="false" fo:padding="0cm" fo:border="non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Heading_20_1">
      <style:paragraph-properties fo:margin-left="0cm" fo:margin-right="0cm" style:line-height-at-least="0.847cm" fo:text-indent="0cm" style:auto-text-indent="false" fo:padding="0cm" fo:border="non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rsid="0022264a" officeooo:paragraph-rsid="0022264a"/>
    </style:style>
    <style:style style:name="P10" style:family="paragraph" style:parent-style-name="Standard">
      <style:text-properties officeooo:paragraph-rsid="001f367d"/>
    </style:style>
    <style:style style:name="P11" style:family="paragraph" style:parent-style-name="Table_20_Contents">
      <style:paragraph-properties fo:margin-left="0cm" fo:margin-right="0cm" fo:text-indent="0cm" style:auto-text-indent="false"/>
    </style:style>
    <style:style style:name="P12" style:family="paragraph" style:parent-style-name="Table_20_Contents">
      <style:text-properties officeooo:rsid="0022264a" officeooo:paragraph-rsid="0022264a"/>
    </style:style>
    <style:style style:name="P1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loext:opacity="100%" fo:font-size="12pt" style:text-underline-style="none" style:font-size-asian="12pt" style:font-size-complex="12pt" loext:padding="0cm" loext:border="none"/>
    </style:style>
    <style:style style:name="T2" style:family="text">
      <style:text-properties officeooo:rsid="0022264a"/>
    </style:style>
    <style:style style:name="T3" style:family="text">
      <style:text-properties officeooo:rsid="001f36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0"><text:span text:style-name="T3">Setup 1 : cout bas </text:span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om du produit</text:p>
          </table:table-cell>
          <table:table-cell table:style-name="Tableau1.A1" office:value-type="string">
            <text:p text:style-name="P1">Produit</text:p>
          </table:table-cell>
          <table:table-cell table:style-name="Tableau1.A1" office:value-type="string">
            <text:p text:style-name="P1">Réference</text:p>
          </table:table-cell>
          <table:table-cell table:style-name="Tableau1.A1" office:value-type="string">
            <text:p text:style-name="P1">description</text:p>
          </table:table-cell>
          <table:table-cell table:style-name="Tableau1.A1" office:value-type="string">
            <text:p text:style-name="P1">Fournisseur </text:p>
          </table:table-cell>
          <table:table-cell table:style-name="Tableau1.A1" office:value-type="string">
            <text:p text:style-name="P1">Prix hors taxe </text:p>
          </table:table-cell>
          <table:table-cell table:style-name="Tableau1.G1" office:value-type="string">
            <text:p text:style-name="P1">Prix avec taxe</text:p>
          </table:table-cell>
        </table:table-row>
        <table:table-row>
          <table:table-cell table:style-name="Tableau1.A2" office:value-type="string">
            <text:h text:style-name="P3" text:outline-level="1"><text:bookmark text:name="productTitle"/><text:bookmark text:name="title"/>GIGABYTE Carte Mere B550M DS3H</text:h>
          </table:table-cell>
          <table:table-cell table:style-name="Tableau1.A2" office:value-type="string">
            <text:p text:style-name="Table_20_Contents">Carte mère </text:p>
          </table:table-cell>
          <table:table-cell table:style-name="Tableau1.A2" office:value-type="string">
            <text:p text:style-name="P2">Strix Z690-E</text:p>
          </table:table-cell>
          <table:table-cell table:style-name="Tableau1.A2" office:value-type="string">
            <text:p text:style-name="Table_20_Contents">deux connecteurs NVMe PCIe 4.0/3.0 M.2 pour des vitesses de transfert ultra-rapides jusqu'à 64 Gb/s, un port HDMI 2.1 supportant la 4K à 60Hz, et une puce réseau Realtek 8118 Gaming LAN </text:p>
          </table:table-cell>
          <table:table-cell table:style-name="Tableau1.A2" office:value-type="string">
            <text:p text:style-name="P5">amazon</text:p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P5">84,99 euro</text:p>
          </table:table-cell>
        </table:table-row>
        <table:table-row>
          <table:table-cell table:style-name="Tableau1.A2" office:value-type="string">
            <text:p text:style-name="Table_20_Contents">AMD Ryzen 5 5600G </text:p>
          </table:table-cell>
          <table:table-cell table:style-name="Tableau1.A2" office:value-type="string">
            <text:p text:style-name="Table_20_Contents">Processeur </text:p>
          </table:table-cell>
          <table:table-cell table:style-name="Tableau1.A2" office:value-type="string">
            <text:p text:style-name="Table_20_Contents">B450 TOMAHAWK MAX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P12">136,00euro</text:p>
          </table:table-cell>
        </table:table-row>
        <table:table-row>
          <table:table-cell table:style-name="Tableau1.A2" office:value-type="string">
            <text:p text:style-name="P5">Incluse avec le processeur </text:p>
            <text:p text:style-name="P5">optionel : </text:p>
            <text:h text:style-name="P4" text:outline-level="2"><text:a xlink:type="simple" xlink:href="https://www.amazon.fr/Cooler-Master-RR-H412-20PK-R2-Ventilateur-Ordinateur/dp/B076MQBZ2L/ref=sr_1_6?crid=4GC6H3ALLQ6O&amp;dib=eyJ2IjoiMSJ9.WOa4RXI-l6LfGxeGFTd-LrOmuVKEdchvomy0iiDtDbKBo4f3LeteVS2RwRIt-IX1Hhs0qjIEZ3GAW2UPXD3UDQD8PKrp4QIlqFdq68CLqXw_voC0QgzO1GWsLq-ddj9XzlWpaqIQrtuonuyFvuQ6IWUhWz14RmJCAnOQij3KdA0sgmryGl0tU5BWDYm_-2MWg-D0KUJlNL53XlBcqr35UwzlQ_3y6xJyE65-oGRHaQ3KyncP0TKR93CuhZEaNflGcW_V5yeErJAiKVOSffffKw1YRP0Jf2REe6PMgdCl84M.CaKw2cZq-6yrNXM7lc7bUJ9Lvl7KcSb7NRvJnQf-cyE&amp;dib_tag=se&amp;keywords=ventirad+am4&amp;qid=1727363767&amp;sprefix=ventirad+%2Caps%2C306&amp;sr=8-6" text:style-name="Internet_20_link" text:visited-style-name="Visited_20_Internet_20_Link"><text:span text:style-name="T1">Cooler Master Hyper H412R</text:span></text:a></text:h>
            <text:p text:style-name="P6"/>
          </table:table-cell>
          <table:table-cell table:style-name="Tableau1.A2" office:value-type="string">
            <text:p text:style-name="Table_20_Contents">Système de refroidissement </text:p>
          </table:table-cell>
          <table:table-cell table:style-name="Tableau1.A2" office:value-type="string">
            <text:p text:style-name="P11">‎Hyper H412R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2">amazon</text:p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P12">30,74 euro</text:p>
          </table:table-cell>
        </table:table-row>
        <table:table-row>
          <table:table-cell table:style-name="Tableau1.A2" office:value-type="string">
            <text:p text:style-name="Table_20_Contents">Corsair Vengeance LPX 16 Go (2x8 Go) DDR4 3200 MHz </text:p>
          </table:table-cell>
          <table:table-cell table:style-name="Tableau1.A2" office:value-type="string">
            <text:p text:style-name="Table_20_Contents">Mémoire RAM </text:p>
          </table:table-cell>
          <table:table-cell table:style-name="Tableau1.A2" office:value-type="string">
            <text:p text:style-name="P11">CMK16GX4M2E3200C16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2">amazon</text:p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P12">42,65 euro</text:p>
          </table:table-cell>
        </table:table-row>
        <table:table-row>
          <table:table-cell table:style-name="Tableau1.A2" office:value-type="string">
            <text:h text:style-name="P7" text:outline-level="1"><text:bookmark text:name="title Copie 1"/><text:bookmark text:name="productTitle Copie 1"/>MSI GeForce RTX 3050 Ventus 2X XS 8G OC </text:h>
            <text:p text:style-name="P13"/>
          </table:table-cell>
          <table:table-cell table:style-name="Tableau1.A2" office:value-type="string">
            <text:p text:style-name="Table_20_Contents">Carte graphique </text:p>
          </table:table-cell>
          <table:table-cell table:style-name="Tableau1.A2" office:value-type="string">
            <text:p text:style-name="P11">V809-4266R </text:p>
            <text:p text:style-name="P11"/>
            <text:p text:style-name="P11">RTX 3050 VENTUS 2X XS 8G OC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2">amazon</text:p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P12">204,89 euro</text:p>
          </table:table-cell>
        </table:table-row>
        <table:table-row>
          <table:table-cell table:style-name="Tableau1.A2" office:value-type="string">
            <text:p text:style-name="Table_20_Contents">Kingston A<text:span text:style-name="T2">400 ssd 480 gb </text:span></text:p>
          </table:table-cell>
          <table:table-cell table:style-name="Tableau1.A2" office:value-type="string">
            <text:p text:style-name="Table_20_Contents">Stockage </text:p>
          </table:table-cell>
          <table:table-cell table:style-name="Tableau1.A2" office:value-type="string">
            <text:p text:style-name="P11">‎SA400S37/480G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2">amazon</text:p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P12">34,99 euro</text:p>
          </table:table-cell>
        </table:table-row>
        <table:table-row>
          <table:table-cell table:style-name="Tableau1.A2" office:value-type="string">
            <text:p text:style-name="Table_20_Contents">Corsair CV550 80+ Bronze, <text:soft-page-break/>550W </text:p>
          </table:table-cell>
          <table:table-cell table:style-name="Tableau1.A2" office:value-type="string">
            <text:p text:style-name="Table_20_Contents">Bloc d’alimenta<text:soft-page-break/>tion </text:p>
          </table:table-cell>
          <table:table-cell table:style-name="Tableau1.A2" office:value-type="string">
            <text:p text:style-name="P11">‎CP-9020210-<text:soft-page-break/>EU </text:p>
            <text:p text:style-name="P11"/>
            <text:p text:style-name="P11">CV550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2">amazon</text:p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P12">64,95 euro</text:p>
          </table:table-cell>
        </table:table-row>
        <table:table-row>
          <table:table-cell table:style-name="Tableau1.A2" office:value-type="string">
            <text:h text:style-name="P3" text:outline-level="1"><text:bookmark text:name="title Copie 2"/><text:bookmark text:name="productTitle Copie 2"/>Corsair 4000D Airflow Boîtier ATX Moyen</text:h>
            <text:p text:style-name="P14"><text:s/></text:p>
          </table:table-cell>
          <table:table-cell table:style-name="Tableau1.A2" office:value-type="string">
            <text:p text:style-name="Table_20_Contents"><text:span text:style-name="Strong_20_Emphasis">Boîtier PC</text:span> </text:p>
          </table:table-cell>
          <table:table-cell table:style-name="Tableau1.A2" office:value-type="string">
            <text:p text:style-name="P11">‎CC-9011200-WW </text:p>
            <text:p text:style-name="P11"/>
            <text:p text:style-name="P11">4000D AIRFLOW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2">amazon</text:p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P12">94,99 euro</text:p>
          </table:table-cell>
        </table:table-row>
        <table:table-row>
          <table:table-cell table:style-name="Tableau1.A2" office:value-type="string">
            <text:h text:style-name="P3" text:outline-level="1"><text:bookmark text:name="title Copie 3"/><text:bookmark text:name="productTitle Copie 3"/>BenQ GW2490E 24 Pouces Écran Gaming,</text:h>
            <text:p text:style-name="Table_20_Contents"/>
          </table:table-cell>
          <table:table-cell table:style-name="Tableau1.A2" office:value-type="string">
            <text:p text:style-name="Table_20_Contents">Moniteur </text:p>
          </table:table-cell>
          <table:table-cell table:style-name="Tableau1.A2" office:value-type="string">
            <text:p text:style-name="P11">GW2490E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2">amazon</text:p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P12">89,99 euro</text:p>
          </table:table-cell>
        </table:table-row>
        <table:table-row>
          <table:table-cell table:style-name="Tableau1.A2" office:value-type="string">
            <text:p text:style-name="Table_20_Contents">Logitech MK270 combo sans fil </text:p>
          </table:table-cell>
          <table:table-cell table:style-name="Tableau1.A2" office:value-type="string">
            <text:p text:style-name="Table_20_Contents">Clavier et souris </text:p>
          </table:table-cell>
          <table:table-cell table:style-name="Tableau1.A2" office:value-type="string">
            <text:p text:style-name="P11">‎920-004510 </text:p>
            <text:p text:style-name="P11"/>
            <text:p text:style-name="P11">MK270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2">amazon</text:p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P12">24,99 euro</text:p>
          </table:table-cell>
        </table:table-row>
        <table:table-row>
          <table:table-cell table:style-name="Tableau1.A2" office:value-type="string">
            <text:h text:style-name="P3" text:outline-level="1"><text:bookmark text:name="title Copie 4"/><text:bookmark text:name="productTitle Copie 4"/>Trust Doba Kit Télétravail 2-en-1 Casque USB avec Micro et Webcam HD, Casque Audio PC Filaire, Web Caméra</text:h>
            <text:p text:style-name="P14"><text:s/></text:p>
          </table:table-cell>
          <table:table-cell table:style-name="Tableau1.A2" office:value-type="string">
            <text:p text:style-name="Table_20_Contents">Équipements de conférence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2">amazon</text:p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P12">53,99 euro</text:p>
          </table:table-cell>
        </table:table-row>
        <table:table-row>
          <table:table-cell table:style-name="Tableau1.A2" office:value-type="string">
            <text:h text:style-name="P3" text:outline-level="1"><text:bookmark text:name="title Copie 5"/><text:bookmark text:name="productTitle Copie 5"/>Canon PIXMA TS7450i </text:h>
            <text:p text:style-name="Table_20_Contents"/>
          </table:table-cell>
          <table:table-cell table:style-name="Tableau1.A2" office:value-type="string">
            <text:p text:style-name="Table_20_Contents">Imprimante et scanner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2">amazon</text:p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P12">89,99 euro</text:p>
          </table:table-cell>
        </table:table-row>
        <text:soft-page-break/>
        <table:table-row>
          <table:table-cell table:style-name="Tableau1.A2" office:value-type="string">
            <text:p text:style-name="Table_20_Contents">Bracelet et tapis antistatique + multimètre </text:p>
          </table:table-cell>
          <table:table-cell table:style-name="Tableau1.A2" office:value-type="string">
            <text:p text:style-name="Table_20_Contents">Accessoires antistatiques et outils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</table:table>
      <text:p text:style-name="Standard"/>
      <text:p text:style-name="P9">Total = 953,16 euro sans les outx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0:14:54.687000000</meta:creation-date>
    <dc:date>2024-09-26T18:52:57.646000000</dc:date>
    <meta:editing-duration>PT6H47M34S</meta:editing-duration>
    <meta:editing-cycles>4</meta:editing-cycles>
    <meta:generator>LibreOffice/7.6.2.1$Windows_X86_64 LibreOffice_project/56f7684011345957bbf33a7ee678afaf4d2ba333</meta:generator>
    <meta:print-date>2024-09-26T18:52:53.720000000</meta:print-date>
    <meta:printed-by>Fichiers PDF</meta:printed-by>
    <meta:document-statistic meta:table-count="1" meta:image-count="0" meta:object-count="0" meta:page-count="3" meta:paragraph-count="77" meta:word-count="242" meta:character-count="1461" meta:non-whitespace-character-count="1257"/>
  </office:meta>
</office:document-meta>
</file>